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P2" style:family="paragraph" style:parent-style-name="Text_20_body">
      <style:text-properties officeooo:rsid="0019f41e" officeooo:paragraph-rsid="0019f41e"/>
    </style:style>
    <style:style style:name="P3" style:family="paragraph" style:parent-style-name="Text_20_body">
      <style:text-properties officeooo:rsid="001b1caf" officeooo:paragraph-rsid="001e5c5b"/>
    </style:style>
    <style:style style:name="P4" style:family="paragraph" style:parent-style-name="Text_20_body">
      <style:text-properties officeooo:paragraph-rsid="001e5c5b"/>
    </style:style>
    <style:style style:name="T1" style:family="text">
      <style:text-properties officeooo:rsid="001c64be"/>
    </style:style>
    <style:style style:name="T2" style:family="text">
      <style:text-properties fo:font-style="italic" officeooo:rsid="001c64be" style:font-style-asian="italic" style:font-style-complex="italic"/>
    </style:style>
    <style:style style:name="T3" style:family="text">
      <style:text-properties fo:font-style="italic" fo:font-weight="bold" officeooo:rsid="001c64be" style:font-style-asian="italic" style:font-weight-asian="bold" style:font-style-complex="italic" style:font-weight-complex="bold"/>
    </style:style>
    <style:style style:name="T4" style:family="text">
      <style:text-properties fo:font-size="8pt" officeooo:rsid="001c64be" style:font-size-asian="7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lout 76 – Vendor Record</text:p>
      <text:p text:style-name="P2">Platform: _________________ <text:s text:c="3"/>Start Date: _________________ <text:s text:c="3"/>End Date: _________________</text:p>
      <text:p text:style-name="Horizontal_20_Line"><text:span text:style-name="T3">1</text:span><text:span text:style-name="T1"> responders</text:span></text:p>
      <text:p text:style-name="P4"/>
      <text:p text:style-name="P4"/>
      <text:p text:style-name="P4"/>
      <text:p text:style-name="Horizontal_20_Line"><text:span text:style-name="T3">2</text:span><text:span text:style-name="T1"> whitespring resort</text:span></text:p>
      <text:p text:style-name="P4"/>
      <text:p text:style-name="P4"/>
      <text:p text:style-name="P4"/>
      <text:p text:style-name="Horizontal_20_Line"><text:span text:style-name="T3">3</text:span><text:span text:style-name="T1"> raiders</text:span></text:p>
      <text:p text:style-name="P4"/>
      <text:p text:style-name="P4"/>
      <text:p text:style-name="P4"/>
      <text:p text:style-name="Horizontal_20_Line"><text:span text:style-name="T3">4</text:span><text:span text:style-name="T1"> grahm &amp; watoga station</text:span></text:p>
      <text:p text:style-name="P4"/>
      <text:p text:style-name="P4"/>
      <text:p text:style-name="P4"/>
      <text:p text:style-name="Horizontal_20_Line"><text:span text:style-name="T3">5</text:span><text:span text:style-name="T1"> enclave @ whitespring bunker</text:span></text:p>
      <text:p text:style-name="P4"/>
      <text:p text:style-name="P4"/>
      <text:p text:style-name="P4"/>
      <text:p text:style-name="Horizontal_20_Line"><text:span text:style-name="T3">6</text:span><text:span text:style-name="T1"> harpers ferry</text:span></text:p>
      <text:p text:style-name="P4"/>
      <text:p text:style-name="P4"/>
      <text:p text:style-name="P4"/>
      <text:p text:style-name="Horizontal_20_Line"><text:span text:style-name="T3">7</text:span><text:span text:style-name="T1"> </text:span>bro<text:span text:style-name="T1">ther</text:span>hood <text:span text:style-name="T1">@ </text:span>watoga <text:span text:style-name="T1">shopping plaz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eritz</meta:initial-creator>
    <meta:creation-date>2019-02-02T20:01:46.063952701</meta:creation-date>
    <dc:date>2019-02-02T20:40:27.523432627</dc:date>
    <dc:creator>Chris Koeritz</dc:creator>
    <meta:editing-duration>PT28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8" meta:character-count="264" meta:non-whitespace-character-count="228"/>
  </office:meta>
</office:document-meta>
</file>